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微软雅黑" svg:font-family="微软雅黑"/>
    <style:font-face style:name="微软雅黑1" svg:font-family="微软雅黑, 华文细黑, 黑体, 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066in" table:align="left"/>
    </style:style>
    <style:style style:name="Table1.A" style:family="table-column">
      <style:table-column-properties style:column-width="2.1132in"/>
    </style:style>
    <style:style style:name="Table1.B" style:family="table-column">
      <style:table-column-properties style:column-width="3.9528in"/>
    </style:style>
    <style:style style:name="Table1.A1" style:family="table-cell">
      <style:table-cell-properties style:vertical-align="middle" fo:padding="0.0313in" fo:border="0.05pt solid #c0c0c0"/>
    </style:style>
    <style:style style:name="P1" style:family="paragraph" style:parent-style-name="Text_20_body">
      <style:text-properties fo:background-color="#ffffff"/>
    </style:style>
    <style:style style:name="P2" style:family="paragraph" style:parent-style-name="Text_20_body">
      <style:paragraph-properties fo:margin-top="0in" fo:margin-bottom="0in" loext:contextual-spacing="false"/>
    </style:style>
    <style:style style:name="P3" style:family="paragraph" style:parent-style-name="Text_20_body">
      <style:paragraph-properties fo:margin-left="0.1043in" fo:margin-right="0.1043in" fo:margin-top="0.1043in" fo:margin-bottom="0.1043in" loext:contextual-spacing="false" fo:line-height="160%" fo:text-indent="0in" style:auto-text-indent="false" fo:padding="0in" fo:border="none"/>
      <style:text-properties fo:color="#494949" fo:background-color="#ffffff" loext:padding="0in" loext:border="none"/>
    </style:style>
    <style:style style:name="P4" style:family="paragraph" style:parent-style-name="Text_20_body">
      <style:paragraph-properties fo:margin-left="0.1043in" fo:margin-right="0.1043in" fo:margin-top="0.1043in" fo:margin-bottom="0.1043in" loext:contextual-spacing="false" fo:line-height="160%" fo:text-indent="0in" style:auto-text-indent="false" fo:padding="0in" fo:border="none"/>
      <style:text-properties fo:color="#494949" fo:font-size="10.5pt" fo:background-color="#ffffff" loext:padding="0in" loext:border="none"/>
    </style:style>
    <style:style style:name="P5" style:family="paragraph" style:parent-style-name="Text_20_body">
      <style:paragraph-properties fo:margin-left="0.1043in" fo:margin-right="0.1043in" fo:margin-top="0in" fo:margin-bottom="0in" loext:contextual-spacing="false" fo:text-indent="0in" style:auto-text-indent="false" fo:padding="0in" fo:border="none"/>
    </style:style>
    <style:style style:name="P6" style:family="paragraph" style:parent-style-name="Text_20_body">
      <style:paragraph-properties fo:margin-left="0.1043in" fo:margin-right="0.1043in" fo:margin-top="0in" fo:margin-bottom="0in" loext:contextual-spacing="false" fo:line-height="160%" fo:text-indent="0in" style:auto-text-indent="false" fo:padding="0in" fo:border="none"/>
      <style:text-properties fo:color="#494949" fo:background-color="#ffffff" loext:padding="0in" loext:border="none"/>
    </style:style>
    <style:style style:name="P7" style:family="paragraph" style:parent-style-name="Text_20_body">
      <style:paragraph-properties fo:margin-left="0.1043in" fo:margin-right="0.1043in" fo:margin-top="0in" fo:margin-bottom="0in" loext:contextual-spacing="false" fo:line-height="160%" fo:text-indent="0in" style:auto-text-indent="false" fo:padding="0in" fo:border="none"/>
      <style:text-properties fo:color="#494949" fo:font-size="10.5pt" fo:background-color="#ffffff" loext:padding="0in" loext:border="none"/>
    </style:style>
    <style:style style:name="P8" style:family="paragraph" style:parent-style-name="Heading_20_1">
      <style:paragraph-properties fo:margin-left="0in" fo:margin-right="0in" fo:margin-top="0in" fo:margin-bottom="0in" loext:contextual-spacing="false" fo:text-indent="0in" style:auto-text-indent="false" fo:padding="0in" fo:border="none"/>
    </style:style>
    <style:style style:name="P9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</style:style>
    <style:style style:name="P10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color="#ff0000" fo:background-color="#ffffff"/>
    </style:style>
    <style:style style:name="P11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background-color="#ffffff"/>
    </style:style>
    <style:style style:name="P12" style:family="paragraph" style:parent-style-name="Table_20_Contents">
      <style:paragraph-properties fo:margin-left="0in" fo:margin-right="0in" fo:margin-top="0in" fo:margin-bottom="0in" loext:contextual-spacing="false" fo:text-align="end" style:justify-single-word="false" fo:text-indent="0in" style:auto-text-indent="false"/>
      <style:text-properties fo:background-color="#ffffff"/>
    </style:style>
    <style:style style:name="P13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officeooo:paragraph-rsid="000a2210" fo:background-color="#ffffff"/>
    </style:style>
    <style:style style:name="P14" style:family="paragraph" style:parent-style-name="Table_20_Contents">
      <style:paragraph-properties fo:margin-top="0in" fo:margin-bottom="0in" loext:contextual-spacing="false"/>
      <style:text-properties fo:background-color="#ffffff"/>
    </style:style>
    <style:style style:name="P15" style:family="paragraph" style:parent-style-name="Table_20_Heading">
      <style:paragraph-properties fo:margin-left="0in" fo:margin-right="0in" fo:margin-top="0in" fo:margin-bottom="0in" loext:contextual-spacing="false" fo:text-indent="0in" style:auto-text-indent="false"/>
      <style:text-properties fo:background-color="#ffffff"/>
    </style:style>
    <style:style style:name="T1" style:family="text">
      <style:text-properties fo:color="#6a6352" style:text-line-through-style="none" style:text-line-through-type="none" style:text-underline-style="none" style:text-blinking="false" fo:background-color="#ffffff" loext:char-shading-value="0" style:font-name-asian="微软雅黑1" style:font-size-asian="13.5pt" style:font-weight-asian="normal" loext:padding="0in" loext:border="none"/>
    </style:style>
    <style:style style:name="T2" style:family="text">
      <style:text-properties fo:color="#6a6352" style:text-line-through-style="none" style:text-line-through-type="none" style:font-name="微软雅黑1" fo:font-size="13.5pt" style:text-underline-style="none" fo:font-weight="normal" style:text-blinking="false" fo:background-color="#ffffff" loext:char-shading-value="0" loext:padding="0in" loext:border="none"/>
    </style:style>
    <style:style style:name="T3" style:family="text">
      <style:text-properties fo:background-color="#ffffff" loext:char-shading-value="0"/>
    </style:style>
    <style:style style:name="T4" style:family="text">
      <style:text-properties fo:background-color="#ffffff" loext:char-shading-value="0" loext:padding="0in" loext:border="none"/>
    </style:style>
    <style:style style:name="T5" style:family="text">
      <style:text-properties officeooo:rsid="000b1fb1" fo:background-color="#ffffff" loext:char-shading-value="0" loext:padding="0in" loext:border="none"/>
    </style:style>
    <style:style style:name="T6" style:family="text">
      <style:text-properties fo:color="#ff0000" fo:background-color="#ffffff" loext:char-shading-value="0" loext:padding="0in" loext:border="none"/>
    </style:style>
    <style:style style:name="T7" style:family="text">
      <style:text-properties fo:font-size="10.5pt"/>
    </style:style>
    <style:style style:name="T8" style:family="text">
      <style:text-properties style:font-size-asian="10.5pt"/>
    </style:style>
    <style:style style:name="T9" style:family="text">
      <style:text-properties officeooo:rsid="000c74ea" style:font-size-asian="10.5pt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6" text:outline-level="6">Ubuntu终端常用的快捷键(实用)</text:h>
      <text:p text:style-name="P2">2016年12月01日 11:11:14 </text:p>
      <text:p text:style-name="P2">阅读数：13455 </text:p>
      <text:section text:style-name="Sect1" text:name="article_content">
        <text:p text:style-name="P1"><text:line-break/>Ubuntu终端常用的快捷键 - dy9776 - 博客园  http://www.cnblogs.com/nucdy/p/5251659.html</text:p>
        <text:p text:style-name="P1"/>
        <text:p text:style-name="P1"/>
        <text:p text:style-name="P1"/>
        <text:h text:style-name="P8" text:outline-level="1"><text:bookmark text:name="cb_post_title_url"/><text:a xlink:type="simple" xlink:href="http://www.cnblogs.com/nucdy/p/5251659.html" office:target-frame-name="_blank" xlink:show="new" text:style-name="Internet_20_link" text:visited-style-name="Visited_20_Internet_20_Link"><text:span text:style-name="T2">Ubuntu</text:span></text:a><text:a xlink:type="simple" xlink:href="http://www.cnblogs.com/nucdy/p/5251659.html" office:target-frame-name="_blank" xlink:show="new" text:style-name="Internet_20_link" text:visited-style-name="Visited_20_Internet_20_Link"><text:span text:style-name="T1">终端常用的快捷键</text:span></text:a></text:h>
        <text:section text:style-name="Sect1" text:name="cnblogs_post_body">
          <text:p text:style-name="P5"><text:span text:style-name="T4">Ubuntu中的许多操作在终端（Terminal）中十分的快捷，记住一些快捷键的操作更得心应手。在Ubuntu中打开终端的快捷键是</text:span><text:span text:style-name="Source_20_Text"><text:span text:style-name="T4">Ctrl+Alt+T</text:span></text:span><text:span text:style-name="T4">。其他的一些常用的快捷键如下：</text:span></text:p>
          <table:table table:name="Table1" table:style-name="Table1">
            <table:table-column table:style-name="Table1.A"/>
            <table:table-column table:style-name="Table1.B"/>
            <table:table-header-rows>
              <table:table-row>
                <table:table-cell table:style-name="Table1.A1" office:value-type="string">
                  <text:p text:style-name="P15">快捷键</text:p>
                </table:table-cell>
                <table:table-cell table:style-name="Table1.A1" office:value-type="string">
                  <text:p text:style-name="P15">功能</text:p>
                </table:table-cell>
              </table:table-row>
            </table:table-header-rows>
            <table:table-row>
              <table:table-cell table:style-name="Table1.A1" office:value-type="string">
                <text:p text:style-name="P9"><text:span text:style-name="User_20_Entry"><text:span text:style-name="T6">Tab</text:span></text:span></text:p>
              </table:table-cell>
              <table:table-cell table:style-name="Table1.A1" office:value-type="string">
                <text:p text:style-name="P10">自动补全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4">Ctrl+a</text:span></text:span></text:p>
              </table:table-cell>
              <table:table-cell table:style-name="Table1.A1" office:value-type="string">
                <text:p text:style-name="P11">光标移动到开始位置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4">Ctrl+e</text:span></text:span></text:p>
              </table:table-cell>
              <table:table-cell table:style-name="Table1.A1" office:value-type="string">
                <text:p text:style-name="P11">光标移动到最末尾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4">Ctrl+k</text:span></text:span></text:p>
              </table:table-cell>
              <table:table-cell table:style-name="Table1.A1" office:value-type="string">
                <text:p text:style-name="P12">删除此处至末尾的所有内容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4">Ctrl+u</text:span></text:span></text:p>
              </table:table-cell>
              <table:table-cell table:style-name="Table1.A1" office:value-type="string">
                <text:p text:style-name="P11">删除此处至开始的所有内容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6">Ctrl+d</text:span></text:span></text:p>
              </table:table-cell>
              <table:table-cell table:style-name="Table1.A1" office:value-type="string">
                <text:p text:style-name="P10">删除当前字符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4">Ctrl+h</text:span></text:span></text:p>
              </table:table-cell>
              <table:table-cell table:style-name="Table1.A1" office:value-type="string">
                <text:p text:style-name="P11">删除当前字符前一个字符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6">Ctrl+w</text:span></text:span></text:p>
              </table:table-cell>
              <table:table-cell table:style-name="Table1.A1" office:value-type="string">
                <text:p text:style-name="P10">删除此处到左边的单词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4">Ctrl+y</text:span></text:span></text:p>
              </table:table-cell>
              <table:table-cell table:style-name="Table1.A1" office:value-type="string">
                <text:p text:style-name="P9"><text:span text:style-name="T3">粘贴由</text:span><text:span text:style-name="User_20_Entry"><text:span text:style-name="T4">Ctrl+u</text:span></text:span><text:span text:style-name="T3">， </text:span><text:span text:style-name="User_20_Entry"><text:span text:style-name="T4">Ctrl+d</text:span></text:span><text:span text:style-name="T3">， </text:span><text:span text:style-name="User_20_Entry"><text:span text:style-name="T4">Ctrl+w</text:span></text:span><text:span text:style-name="T3">删除的单词</text:span>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6">Ctrl+l</text:span></text:span></text:p>
              </table:table-cell>
              <table:table-cell table:style-name="Table1.A1" office:value-type="string">
                <text:p text:style-name="P10">相当于clear，即清屏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4">Ctrl+r</text:span></text:span></text:p>
              </table:table-cell>
              <table:table-cell table:style-name="Table1.A1" office:value-type="string">
                <text:p text:style-name="P11">查找历史命令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6">Ctrl+b</text:span></text:span></text:p>
              </table:table-cell>
              <table:table-cell table:style-name="Table1.A1" office:value-type="string">
                <text:p text:style-name="P10">向回移动光标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6">Ctrl+f</text:span></text:span></text:p>
              </table:table-cell>
              <table:table-cell table:style-name="Table1.A1" office:value-type="string">
                <text:p text:style-name="P10">向前移动光标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4">Ctrl+t</text:span></text:span></text:p>
              </table:table-cell>
              <table:table-cell table:style-name="Table1.A1" office:value-type="string">
                <text:p text:style-name="P11">将光标位置的字符和前一个字符进行位置交换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4">Ctrl+&amp;</text:span></text:span></text:p>
              </table:table-cell>
              <table:table-cell table:style-name="Table1.A1" office:value-type="string">
                <text:p text:style-name="P9"><text:span text:style-name="T3">恢复 </text:span><text:span text:style-name="User_20_Entry"><text:span text:style-name="T4">ctrl+h</text:span></text:span><text:span text:style-name="T3"> 或者 </text:span><text:span text:style-name="User_20_Entry"><text:span text:style-name="T4">ctrl+d</text:span></text:span><text:span text:style-name="T3"> 或者 </text:span><text:span text:style-name="User_20_Entry"><text:span text:style-name="T4">ctrl+w</text:span></text:span><text:span text:style-name="T3"> 删除的内容</text:span>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4">Ctrl+S</text:span></text:span></text:p>
              </table:table-cell>
              <table:table-cell table:style-name="Table1.A1" office:value-type="string">
                <text:p text:style-name="P11">暂停屏幕输出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4">Ctrl+Q</text:span></text:span></text:p>
              </table:table-cell>
              <table:table-cell table:style-name="Table1.A1" office:value-type="string">
                <text:p text:style-name="P11">继续屏幕输出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4">Ctrl+Left-Arrow</text:span></text:span></text:p>
              </table:table-cell>
              <table:table-cell table:style-name="Table1.A1" office:value-type="string">
                <text:p text:style-name="P11">光标移动到上一个单词的词首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4">Ctrl+Right-Arrow</text:span></text:span></text:p>
              </table:table-cell>
              <table:table-cell table:style-name="Table1.A1" office:value-type="string">
                <text:p text:style-name="P11">光标移动到下一个单词的词尾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4">Ctrl+p</text:span></text:span></text:p>
              </table:table-cell>
              <table:table-cell table:style-name="Table1.A1" office:value-type="string">
                <text:p text:style-name="P11">向上显示缓存命令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4">Ctrl+n</text:span></text:span></text:p>
              </table:table-cell>
              <table:table-cell table:style-name="Table1.A1" office:value-type="string">
                <text:p text:style-name="P11">向下显示缓存命令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6">Ctrl+d</text:span></text:span></text:p>
              </table:table-cell>
              <table:table-cell table:style-name="Table1.A1" office:value-type="string">
                <text:p text:style-name="P10">关闭终端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4">Ctrl+xx</text:span></text:span></text:p>
              </table:table-cell>
              <table:table-cell table:style-name="Table1.A1" office:value-type="string">
                <text:p text:style-name="P11">在EOL和当前光标位置移动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4">Ctrl+x@</text:span></text:span></text:p>
              </table:table-cell>
              <table:table-cell table:style-name="Table1.A1" office:value-type="string">
                <text:p text:style-name="P11">显示可能hostname补全</text:p>
              </table:table-cell>
            </table:table-row>
            <text:soft-page-break/>
            <table:table-row>
              <table:table-cell table:style-name="Table1.A1" office:value-type="string">
                <text:p text:style-name="P9"><text:span text:style-name="User_20_Entry"><text:span text:style-name="T6">Ctrl+c</text:span></text:span></text:p>
              </table:table-cell>
              <table:table-cell table:style-name="Table1.A1" office:value-type="string">
                <text:p text:style-name="P10">终止进程/命令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4">ctrl</text:span></text:span><text:span text:style-name="User_20_Entry"><text:span text:style-name="T5">+</text:span></text:span><text:span text:style-name="User_20_Entry"><text:span text:style-name="T4">Shift</text:span></text:span><text:span text:style-name="T3">+上或下</text:span></text:p>
              </table:table-cell>
              <table:table-cell table:style-name="Table1.A1" office:value-type="string">
                <text:p text:style-name="P11">终端上下滚动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4">Shift+PgUp/PgDn</text:span></text:span></text:p>
              </table:table-cell>
              <table:table-cell table:style-name="Table1.A1" office:value-type="string">
                <text:p text:style-name="P11">终端上下翻页滚动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4">Ctrl+Shift+n</text:span></text:span></text:p>
              </table:table-cell>
              <table:table-cell table:style-name="Table1.A1" office:value-type="string">
                <text:p text:style-name="P11">新终端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4">alt+F2</text:span></text:span></text:p>
              </table:table-cell>
              <table:table-cell table:style-name="Table1.A1" office:value-type="string">
                <text:p text:style-name="P13">输入gnome-terminal打开终端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6">Shift+Ctrl+T</text:span></text:span></text:p>
              </table:table-cell>
              <table:table-cell table:style-name="Table1.A1" office:value-type="string">
                <text:p text:style-name="P10">打开新的标签页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6">Shift+Ctrl+W</text:span></text:span></text:p>
              </table:table-cell>
              <table:table-cell table:style-name="Table1.A1" office:value-type="string">
                <text:p text:style-name="P10">关闭标签页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6">Shift+Ctrl+C</text:span></text:span></text:p>
              </table:table-cell>
              <table:table-cell table:style-name="Table1.A1" office:value-type="string">
                <text:p text:style-name="P10">复制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6">Shift+Ctrl+V</text:span></text:span></text:p>
              </table:table-cell>
              <table:table-cell table:style-name="Table1.A1" office:value-type="string">
                <text:p text:style-name="P10">粘贴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6">Alt+数字</text:span></text:span></text:p>
              </table:table-cell>
              <table:table-cell table:style-name="Table1.A1" office:value-type="string">
                <text:p text:style-name="P10">切换至对应的标签页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4">Shift+Ctrl+N</text:span></text:span></text:p>
              </table:table-cell>
              <table:table-cell table:style-name="Table1.A1" office:value-type="string">
                <text:p text:style-name="P11">打开新的终端窗口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4">Shift+Ctrl+Q</text:span></text:span></text:p>
              </table:table-cell>
              <table:table-cell table:style-name="Table1.A1" office:value-type="string">
                <text:p text:style-name="P11">管壁终端窗口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4">Shift+Ctrl+PgUp/PgDn</text:span></text:span></text:p>
              </table:table-cell>
              <table:table-cell table:style-name="Table1.A1" office:value-type="string">
                <text:p text:style-name="P11">左移右移标签页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4">Ctrl+PgUp/PgDn</text:span></text:span></text:p>
              </table:table-cell>
              <table:table-cell table:style-name="Table1.A1" office:value-type="string">
                <text:p text:style-name="P11">切换标签页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4">F1</text:span></text:span></text:p>
              </table:table-cell>
              <table:table-cell table:style-name="Table1.A1" office:value-type="string">
                <text:p text:style-name="P11">打开帮助指南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4">F10</text:span></text:span></text:p>
              </table:table-cell>
              <table:table-cell table:style-name="Table1.A1" office:value-type="string">
                <text:p text:style-name="P11">激活菜单栏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4">F11</text:span></text:span></text:p>
              </table:table-cell>
              <table:table-cell table:style-name="Table1.A1" office:value-type="string">
                <text:p text:style-name="P11">全屏切换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4">Alt+F</text:span></text:span></text:p>
              </table:table-cell>
              <table:table-cell table:style-name="Table1.A1" office:value-type="string">
                <text:p text:style-name="P11">打开 “文件” 菜单（file）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4">Alt+E</text:span></text:span></text:p>
              </table:table-cell>
              <table:table-cell table:style-name="Table1.A1" office:value-type="string">
                <text:p text:style-name="P11">打开 “编辑” 菜单（edit）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4">Alt+V</text:span></text:span></text:p>
              </table:table-cell>
              <table:table-cell table:style-name="Table1.A1" office:value-type="string">
                <text:p text:style-name="P11">打开 “查看” 菜单（view）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4">Alt+S</text:span></text:span></text:p>
              </table:table-cell>
              <table:table-cell table:style-name="Table1.A1" office:value-type="string">
                <text:p text:style-name="P11">打开 “搜索” 菜单（search）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4">Alt+T</text:span></text:span></text:p>
              </table:table-cell>
              <table:table-cell table:style-name="Table1.A1" office:value-type="string">
                <text:p text:style-name="P11">打开 “终端” 菜单（terminal）</text:p>
              </table:table-cell>
            </table:table-row>
            <table:table-row>
              <table:table-cell table:style-name="Table1.A1" office:value-type="string">
                <text:p text:style-name="P9"><text:span text:style-name="User_20_Entry"><text:span text:style-name="T4">Alt+H</text:span></text:span></text:p>
              </table:table-cell>
              <table:table-cell table:style-name="Table1.A1" office:value-type="string">
                <text:p text:style-name="P14">打开 “帮助” 菜单（help）</text:p>
              </table:table-cell>
            </table:table-row>
          </table:table>
          <text:p text:style-name="P3"><text:span text:style-name="T8">另外一些小技巧包括：在终端窗口命令提示符下，连续按两次 </text:span><text:span text:style-name="T7">Tab </text:span><text:span text:style-name="T8">键、或者连续按三次 </text:span><text:span text:style-name="T7">Esc </text:span><text:span text:style-name="T8">键、或者按 </text:span><text:span text:style-name="T7">Ctrl+I </text:span><text:span text:style-name="T8">组合键，将显示所有的命令及工具名称。</text:span><text:span text:style-name="T7">Application </text:span><text:span text:style-name="T8">键即位置在键盘上右 </text:span><text:span text:style-name="T7">Ctrl </text:span><text:span text:style-name="T8">键左边的那个键，作用相当于单击鼠标右键。</text:span></text:p>
          <text:p text:style-name="P3"> </text:p>
          <text:p text:style-name="P3"><text:span text:style-name="T7">===== Terminal</text:span><text:span text:style-name="T8">终端 </text:span><text:span text:style-name="T7">=====<text:line-break/>CTRL + ALT + T: </text:span><text:span text:style-name="T8">打开终端</text:span><text:span text:style-name="T7"><text:line-break/>TAB: </text:span><text:span text:style-name="T8">自动补全命令或文件名</text:span><text:span text:style-name="T7"><text:line-break/>CTRL + SHIFT + V: </text:span><text:span text:style-name="T8">粘贴（</text:span><text:span text:style-name="T7">Linux</text:span><text:span text:style-name="T8">中不需要复制的动作，文本被选择就自动被复制）</text:span><text:span text:style-name="T7"><text:line-break/></text:span><text:soft-page-break/><text:span text:style-name="T7">CTRL + SHIFT + T: </text:span><text:span text:style-name="T8">新建标签页</text:span><text:span text:style-name="T7"><text:line-break/>CTRL + D: </text:span><text:span text:style-name="T8">关闭标签页</text:span><text:span text:style-name="T7"><text:line-break/>CTRL + L: </text:span><text:span text:style-name="T8">清楚屏幕</text:span><text:span text:style-name="T7"><text:line-break/>CTRL + R + </text:span><text:span text:style-name="T8">文本</text:span><text:span text:style-name="T7">: </text:span><text:span text:style-name="T8">在输入历史中搜索</text:span><text:span text:style-name="T7"><text:line-break/>CTRL + A: </text:span><text:span text:style-name="T8">移动到行首</text:span><text:span text:style-name="T7"><text:line-break/>CTRL + E: </text:span><text:span text:style-name="T8">移动到行末</text:span><text:span text:style-name="T7"><text:line-break/>CTRL + C: </text:span><text:span text:style-name="T8">终止当前任务</text:span><text:span text:style-name="T7"><text:line-break/>CTRL + Z: </text:span><text:span text:style-name="T8">把当前任务放到后台运行（相当于运行命令时后面加</text:span><text:span text:style-name="T7">&amp;</text:span><text:span text:style-name="T8">）</text:span><text:span text:style-name="T7"><text:line-break/>~: </text:span><text:span text:style-name="T8">表示用户目录路径</text:span></text:p>
          <text:p text:style-name="P3"><text:span text:style-name="T7">===== </text:span><text:span text:style-name="T8">如果打开一个程序 </text:span><text:span text:style-name="T7">=====<text:line-break/></text:span><text:span text:style-name="T8">以“系统配置”为例，先按</text:span><text:span text:style-name="T7">SUPER + A</text:span><text:span text:style-name="T8">，</text:span><text:span text:style-name="T7">SUPER</text:span><text:span text:style-name="T8">即</text:span><text:span text:style-name="T7">Win</text:span><text:span text:style-name="T8">键，然后切换到中文输入法，输入“系统配置”，按回车即打开程序。再按</text:span><text:span text:style-name="T7">TAB</text:span><text:span text:style-name="T8">键浏览系统配置里的子配置程序</text:span></text:p>
          <text:p text:style-name="P3"> </text:p>
          <text:p text:style-name="P3"><text:span text:style-name="T7">===== </text:span><text:span text:style-name="T8">桌面 </text:span><text:span text:style-name="T7">=====<text:line-break/>ALT + F1: </text:span><text:span text:style-name="T8">聚焦到桌面左侧任务导航栏，可按上下键导航。</text:span><text:span text:style-name="T7"><text:line-break/>ALT + F2: </text:span><text:span text:style-name="T8">运行命令</text:span><text:span text:style-name="T7"><text:line-break/>ALT + F4: </text:span><text:span text:style-name="T8">关闭窗口</text:span><text:span text:style-name="T7"><text:line-break/>ALT + TAB: </text:span><text:span text:style-name="T8">切换程序窗口</text:span><text:span text:style-name="T7"><text:line-break/>ALT + </text:span><text:span text:style-name="T8">空格</text:span><text:span text:style-name="T7">: </text:span><text:span text:style-name="T8">打开窗口菜单</text:span><text:span text:style-name="T7"><text:line-break/>PRINT: </text:span><text:span text:style-name="T8">桌面截图</text:span></text:p>
          <text:p text:style-name="P3"><text:span text:style-name="T7">SUPER: </text:span><text:span text:style-name="T8">打开</text:span><text:span text:style-name="T7">Dash</text:span><text:span text:style-name="T8">面板，可搜索或浏览项目，默认有个搜索框，按“下”方向键进入浏览区域（</text:span><text:span text:style-name="T7">SUPER</text:span><text:span text:style-name="T8">键指</text:span><text:span text:style-name="T7">Win</text:span><text:span text:style-name="T8">键或苹果电脑的</text:span><text:span text:style-name="T7">Command</text:span><text:span text:style-name="T8">键）</text:span><text:span text:style-name="T7"><text:line-break/></text:span><text:span text:style-name="T8">在</text:span><text:span text:style-name="T7">Dash</text:span><text:span text:style-name="T8">面板中按</text:span><text:span text:style-name="T7">CTRL + TAB: </text:span><text:span text:style-name="T8">切换到下一个子面板（可搜索不同类型项目，如程序、文件、音乐）</text:span><text:span text:style-name="T7"><text:line-break/>SUPER + A: </text:span><text:span text:style-name="T8">搜索或浏览程序（</text:span><text:span text:style-name="T7">Application</text:span><text:span text:style-name="T8">）</text:span><text:span text:style-name="T7"><text:line-break/>SUPER + F: </text:span><text:span text:style-name="T8">搜索或浏览文件（</text:span><text:span text:style-name="T7">File</text:span><text:span text:style-name="T8">）</text:span><text:span text:style-name="T7"><text:line-break/>SUPER + M: </text:span><text:span text:style-name="T8">搜索或浏览音乐文件（</text:span><text:span text:style-name="T7">Music</text:span><text:span text:style-name="T8">）</text:span></text:p>
          <text:p text:style-name="P3"><text:soft-page-break/><text:span text:style-name="T7">===== Orca</text:span><text:span text:style-name="T8">读屏软件 </text:span><text:span text:style-name="T7">=====<text:line-break/></text:span><text:span text:style-name="T8">启动</text:span><text:span text:style-name="T7">Orca: SUPER + A</text:span><text:span text:style-name="T8">，然后输入</text:span><text:span text:style-name="T7">orca</text:span><text:span text:style-name="T8">，然后回车</text:span><text:span text:style-name="T7"><text:line-break/>ORCA + </text:span><text:span text:style-name="T8">空格</text:span><text:span text:style-name="T7">: </text:span><text:span text:style-name="T8">显示首选项对话框（</text:span><text:span text:style-name="T7">ORCA</text:span><text:span text:style-name="T8">键是指</text:span><text:span text:style-name="T7">Insert</text:span><text:span text:style-name="T8">插入键或</text:span><text:span text:style-name="T7">CAPS LOCK</text:span><text:span text:style-name="T8">大小写转换键，取决于设置）</text:span><text:span text:style-name="T7"><text:line-break/>ORCA + t: </text:span><text:span text:style-name="T8">读当前时间</text:span><text:span text:style-name="T7"><text:line-break/>ORCA + tt: </text:span><text:span text:style-name="T8">读当前日期</text:span><text:span text:style-name="T7"><text:line-break/>ORCA + s: </text:span><text:span text:style-name="T8">切换合成语音开关</text:span><text:span text:style-name="T7"><text:line-break/>ORCA + /: </text:span><text:span text:style-name="T8">朗读标题</text:span><text:span text:style-name="T7"><text:line-break/>ORCA + //: </text:span><text:span text:style-name="T8">朗读状态栏</text:span><text:span text:style-name="T7"><text:line-break/>ORCA + </text:span><text:span text:style-name="T8">分号</text:span><text:span text:style-name="T7">: </text:span><text:span text:style-name="T8">朗读整个文件</text:span><text:span text:style-name="T7"><text:line-break/>ORCA + Q: </text:span><text:span text:style-name="T8">退出</text:span><text:span text:style-name="T7">Orca<text:line-break/></text:span><text:span text:style-name="T8">更多快捷键请参考</text:span><text:span text:style-name="T7">Orca</text:span><text:span text:style-name="T8">首选项的键绑定标签页</text:span></text:p>
          <text:p text:style-name="P3"><text:span text:style-name="T7">===== Firefox</text:span><text:span text:style-name="T8">浏览器 </text:span><text:span text:style-name="T7">=====<text:line-break/></text:span><text:span text:style-name="T8">进入</text:span><text:span text:style-name="T7">Firefox</text:span><text:span text:style-name="T8">的方法：</text:span><text:span text:style-name="T7"><text:line-break/>1. SUPER + A</text:span><text:span text:style-name="T8">，然后按</text:span><text:span text:style-name="T7">firefox</text:span><text:span text:style-name="T8">，回车。这个是在</text:span><text:span text:style-name="T7">Dash</text:span><text:span text:style-name="T8">面板中搜索应用程序运行。事实上，只要按</text:span><text:span text:style-name="T7">fir</text:span><text:span text:style-name="T8">就能定位到</text:span><text:span text:style-name="T7">Firefox</text:span><text:span text:style-name="T8">程序。</text:span><text:span text:style-name="T7"><text:line-break/>2. ALT</text:span><text:span text:style-name="T8">，然后按</text:span><text:span text:style-name="T7">firefox</text:span><text:span text:style-name="T8">，回车。这个相当于在命令行运行一条命令。</text:span><text:span text:style-name="T7"><text:line-break/>3. </text:span><text:span text:style-name="T8">在终端中按</text:span><text:span text:style-name="T7">firefox&amp;</text:span><text:span text:style-name="T8">，回车。这个适用于以终端作为主要操作窗口的用户，使用</text:span><text:span text:style-name="T7">TAB</text:span><text:span text:style-name="T8">键还可以自动补全命令（只需输入前几个字母再按</text:span><text:span text:style-name="T7">TAB</text:span><text:span text:style-name="T8">键）。</text:span><text:span text:style-name="T7">&amp;</text:span><text:span text:style-name="T8">在</text:span><text:span text:style-name="T7">shell</text:span><text:span text:style-name="T8">中是后台运行的意思，这样终端就不会被</text:span><text:span text:style-name="T7">Firefox</text:span><text:span text:style-name="T8">独占。</text:span><text:span text:style-name="T7"><text:line-break/>CTRL + T: </text:span><text:span text:style-name="T8">新建标签页</text:span><text:span text:style-name="T7"><text:line-break/>CTRL + W: </text:span><text:span text:style-name="T8">关闭标签页</text:span><text:span text:style-name="T7"><text:line-break/>CTRL + SHIFT + T: </text:span><text:span text:style-name="T8">重新打开最近关闭的一个标签页</text:span><text:span text:style-name="T7"><text:line-break/>CTRL + TAB: </text:span><text:span text:style-name="T8">切换到下一个标签页</text:span><text:span text:style-name="T7"><text:line-break/>CTRL + SHIFT + TAB: </text:span><text:span text:style-name="T8">切换到上一个标签页</text:span><text:span text:style-name="T7"><text:line-break/>ALT + [1-8]: </text:span><text:span text:style-name="T8">跳到制定标签页</text:span><text:span text:style-name="T7"><text:line-break/>ALT + 9: </text:span><text:span text:style-name="T8">跳到最后一个标签页</text:span><text:span text:style-name="T7"><text:line-break/>CTRL + L: </text:span><text:span text:style-name="T8">跳到地址栏</text:span><text:span text:style-name="T7"><text:line-break/>ESC: </text:span><text:span text:style-name="T8">停止加载当前页面</text:span><text:span text:style-name="T7"><text:line-break/></text:span><text:soft-page-break/><text:span text:style-name="T7">CTRL + K: </text:span><text:span text:style-name="T8">跳到搜索引擎输入框</text:span><text:span text:style-name="T7"><text:line-break/>CTRL + F: </text:span><text:span text:style-name="T8">在当前页面中搜索</text:span><text:span text:style-name="T7"><text:line-break/>/: </text:span><text:span text:style-name="T8">快速查找。在</text:span><text:span text:style-name="T7">Linux</text:span><text:span text:style-name="T8">中很多程序（如</text:span><text:span text:style-name="T7">VI</text:span><text:span text:style-name="T8">、</text:span><text:span text:style-name="T7">Man</text:span><text:span text:style-name="T8">、</text:span><text:span text:style-name="T7">Less</text:span><text:span text:style-name="T8">）都使用</text:span><text:span text:style-name="T7">/</text:span><text:span text:style-name="T8">作为搜索的快捷键，并且可使用正则表达式查找。但在</text:span><text:span text:style-name="T7">Firefox</text:span><text:span text:style-name="T8">中没有正则表达式搜索的功能。</text:span><text:span text:style-name="T7"><text:line-break/>CTRL + D: </text:span><text:span text:style-name="T8">收藏到书签</text:span><text:span text:style-name="T7"><text:line-break/>ALT + </text:span><text:span text:style-name="T8">左方向键</text:span><text:span text:style-name="T7">: </text:span><text:span text:style-name="T8">后退</text:span><text:span text:style-name="T7"><text:line-break/>ALT + v: </text:span><text:span text:style-name="T8">前进</text:span><text:span text:style-name="T7"><text:line-break/>CTRL + Q: </text:span><text:span text:style-name="T8">退出</text:span></text:p>
          <text:p text:style-name="P3"><text:span text:style-name="T7">===== Gedit</text:span><text:span text:style-name="T8">文本编辑器 </text:span><text:span text:style-name="T7">=====<text:line-break/></text:span><text:span text:style-name="T8">启动</text:span><text:span text:style-name="T7">gedit</text:span><text:span text:style-name="T8">：</text:span><text:span text:style-name="T7">SUPER + A</text:span><text:span text:style-name="T8">，然后按</text:span><text:span text:style-name="T7">gedit</text:span><text:span text:style-name="T8">，回车</text:span><text:span text:style-name="T7"><text:line-break/>CTRL + N: </text:span><text:span text:style-name="T8">新建文档</text:span><text:span text:style-name="T7"><text:line-break/>CTRL + W: </text:span><text:span text:style-name="T8">关闭文档</text:span><text:span text:style-name="T7"><text:line-break/>CTRL + S: </text:span><text:span text:style-name="T8">保存</text:span><text:span text:style-name="T7"><text:line-break/>CTRL + SHIFT + S: </text:span><text:span text:style-name="T8">另存为</text:span><text:span text:style-name="T7"><text:line-break/>CTRL + S: </text:span><text:span text:style-name="T8">搜索</text:span><text:span text:style-name="T7"><text:line-break/>CTRL + H: </text:span><text:span text:style-name="T8">搜索并替换</text:span><text:span text:style-name="T7"><text:line-break/>CTRL + I: </text:span><text:span text:style-name="T8">跳到某一行</text:span><text:span text:style-name="T7"><text:line-break/>CTRL + C: </text:span><text:span text:style-name="T8">复制</text:span><text:span text:style-name="T7"><text:line-break/>CTRL + V: </text:span><text:span text:style-name="T8">粘贴</text:span><text:span text:style-name="T7"><text:line-break/>CTRL + X: </text:span><text:span text:style-name="T8">剪切</text:span><text:span text:style-name="T7"><text:line-break/>CTRL + Q: </text:span><text:span text:style-name="T8">退出</text:span></text:p>
          <text:p text:style-name="P3"><text:span text:style-name="T7">===== Nautilus</text:span><text:span text:style-name="T8">文件管理器 </text:span><text:span text:style-name="T7">=====<text:line-break/></text:span><text:span text:style-name="T8">启动</text:span><text:span text:style-name="T7">Nautilus</text:span><text:span text:style-name="T8">的方法：</text:span><text:span text:style-name="T7"><text:line-break/>1. SUPER + 1</text:span><text:span text:style-name="T8">，这个方法仅适用于</text:span><text:span text:style-name="T7">Nautilus</text:span><text:span text:style-name="T8">在左边快速启动的位置没有改变的情况。</text:span><text:span text:style-name="T7"><text:line-break/>2. SUPER + A</text:span><text:span text:style-name="T8">，然后输入</text:span><text:span text:style-name="T7">nautilus</text:span><text:span text:style-name="T8">，然后回车</text:span><text:span text:style-name="T7"><text:line-break/>F2: </text:span><text:span text:style-name="T8">重命名</text:span><text:span text:style-name="T7"><text:line-break/>CTRL + 1: </text:span><text:span text:style-name="T8">图标视图</text:span><text:span text:style-name="T7"><text:line-break/>CTRL + 2: </text:span><text:span text:style-name="T8">列表视图</text:span><text:span text:style-name="T7"><text:line-break/></text:span><text:soft-page-break/><text:span text:style-name="T7">CTRL + T: </text:span><text:span text:style-name="T8">新建标签页</text:span><text:span text:style-name="T7"><text:line-break/>CTRL + W: </text:span><text:span text:style-name="T8">关闭标签页</text:span><text:span text:style-name="T7"><text:line-break/>CTRL + D: </text:span><text:span text:style-name="T8">收藏到书签</text:span><text:span text:style-name="T7"><text:line-break/>CTRL + Q: </text:span><text:span text:style-name="T8">退出</text:span><text:span text:style-name="T7"><text:line-break/>Nautilus</text:span><text:span text:style-name="T8">还有很多和</text:span><text:span text:style-name="T7">Firefox</text:span><text:span text:style-name="T8">一致的快捷键。</text:span></text:p>
          <text:p text:style-name="P3"><text:span text:style-name="T7">===== Rhythmbox</text:span><text:span text:style-name="T8">音频播放器 </text:span><text:span text:style-name="T7">=====<text:line-break/>CTRL + </text:span><text:span text:style-name="T8">空格</text:span><text:span text:style-name="T7">: </text:span><text:span text:style-name="T8">播放</text:span><text:span text:style-name="T7">/</text:span><text:span text:style-name="T8">暂停</text:span><text:span text:style-name="T7"><text:line-break/>ALT + </text:span><text:span text:style-name="T8">右方向键</text:span><text:span text:style-name="T7">: </text:span><text:span text:style-name="T8">下一首</text:span><text:span text:style-name="T7"><text:line-break/>ALT + </text:span><text:span text:style-name="T8">左方向键</text:span><text:span text:style-name="T7">: </text:span><text:span text:style-name="T8">上一首</text:span><text:span text:style-name="T7"><text:line-break/>CTRL + </text:span><text:span text:style-name="T8">上方向键</text:span><text:span text:style-name="T7">: </text:span><text:span text:style-name="T8">增大音量</text:span><text:span text:style-name="T7"><text:line-break/>CTRL + </text:span><text:span text:style-name="T8">下方向键</text:span><text:span text:style-name="T7">: </text:span><text:span text:style-name="T8">减少音量</text:span><text:span text:style-name="T7"><text:line-break/>CTRL + U: </text:span><text:span text:style-name="T8">随机播放</text:span><text:span text:style-name="T7"><text:line-break/>CTRL + R: </text:span><text:span text:style-name="T8">重复播放</text:span><text:span text:style-name="T7"><text:line-break/>CTRL + Q: </text:span><text:span text:style-name="T8">退出</text:span></text:p>
          <text:p text:style-name="P4">================================================</text:p>
          <text:p text:style-name="P4">VI</text:p>
          <text:p text:style-name="P3"><text:span text:style-name="T7">vi/vim </text:span><text:span text:style-name="T8">基本使用方法 </text:span><text:span text:style-name="T7"><text:line-break/>vi</text:span><text:span text:style-name="T8">编辑器是所有</text:span><text:span text:style-name="T7">Unix</text:span><text:span text:style-name="T8">及</text:span><text:span text:style-name="T7">Linux</text:span><text:span text:style-name="T8">系统下标准的编辑器，它的强大不逊色于任何最新的文本编辑器，这里只是简单地介绍一下它的用法和一小部分指令。由于对</text:span><text:span text:style-name="T7">Unix</text:span><text:span text:style-name="T8">及</text:span><text:span text:style-name="T7">Linux</text:span><text:span text:style-name="T8">系统的任何版本，</text:span><text:span text:style-name="T7">vi</text:span><text:span text:style-name="T8">编辑器是完全相同的，因此您可以在其他任何介绍</text:span><text:span text:style-name="T7">vi</text:span><text:span text:style-name="T8">的地方进一步了解它。</text:span><text:span text:style-name="T7">Vi</text:span><text:span text:style-name="T8">也是</text:span><text:span text:style-name="T7">Linux</text:span><text:span text:style-name="T8">中最基本的文本编辑器，学会它后，您将在</text:span><text:span text:style-name="T7">Linux</text:span><text:span text:style-name="T8">的世界里畅行无阻。</text:span></text:p>
          <text:p text:style-name="P3"><text:span text:style-name="T7">1</text:span><text:span text:style-name="T8">、</text:span><text:span text:style-name="T7">vi</text:span><text:span text:style-name="T8">的基本概念 </text:span><text:span text:style-name="T7"><text:line-break/></text:span><text:span text:style-name="T8">基本上</text:span><text:span text:style-name="T7">vi</text:span><text:span text:style-name="T8">可以分为三种状态，分别是命令模式（</text:span><text:span text:style-name="T7">command mode</text:span><text:span text:style-name="T8">）、插入模式（</text:span><text:span text:style-name="T7">Insert mode</text:span><text:span text:style-name="T8">）和底行模式（</text:span><text:span text:style-name="T7">last line mode</text:span><text:span text:style-name="T8">），各模式的功能区分如下：</text:span></text:p>
          <text:p text:style-name="P6"><text:span text:style-name="T7">1) </text:span><text:span text:style-name="T8">命令行模式</text:span><text:span text:style-name="T7">command mode</text:span><text:span text:style-name="T8">）</text:span></text:p>
          <text:p text:style-name="P3"><text:soft-page-break/><text:span text:style-name="T8">控制屏幕光标的移动，字符、字或行的删除，移动复制某区段及进入</text:span><text:span text:style-name="T7">Insert mode</text:span><text:span text:style-name="T8">下，或者到 </text:span><text:span text:style-name="T7">last line mode</text:span><text:span text:style-name="T8">。</text:span></text:p>
          <text:p text:style-name="P6"><text:span text:style-name="T7">2) </text:span><text:span text:style-name="T8">插入模式（</text:span><text:span text:style-name="T7">Insert mode</text:span><text:span text:style-name="T8">）</text:span></text:p>
          <text:p text:style-name="P3"><text:span text:style-name="T8">只有在</text:span><text:span text:style-name="T7">Insert mode</text:span><text:span text:style-name="T8">下，才可以做文字输入，按「</text:span><text:span text:style-name="T7">ESC</text:span><text:span text:style-name="T8">」键可回到命令行模式。</text:span></text:p>
          <text:p text:style-name="P6"><text:span text:style-name="T7">3) </text:span><text:span text:style-name="T8">底行模式（</text:span><text:span text:style-name="T7">last line mode</text:span><text:span text:style-name="T8">）</text:span></text:p>
          <text:p text:style-name="P3"><text:span text:style-name="T8">将文件保存或退出</text:span><text:span text:style-name="T7">vi</text:span><text:span text:style-name="T8">，也可以设置编辑环境，如寻找字符串、列出行号……等。</text:span></text:p>
          <text:p text:style-name="P3"><text:span text:style-name="T8">不过一般我们在使用时把</text:span><text:span text:style-name="T7">vi</text:span><text:span text:style-name="T8">简化成两个模式，就是将底行模式（</text:span><text:span text:style-name="T7">last line mode</text:span><text:span text:style-name="T8">）也算入命令行模式</text:span><text:span text:style-name="T7">command mode</text:span><text:span text:style-name="T8">）。</text:span></text:p>
          <text:p text:style-name="P3"><text:span text:style-name="T7">2</text:span><text:span text:style-name="T8">、</text:span><text:span text:style-name="T7">vi</text:span><text:span text:style-name="T8">的基本操作 </text:span><text:span text:style-name="T7"><text:line-break/>a) </text:span><text:span text:style-name="T8">进入</text:span><text:span text:style-name="T7">vi</text:span></text:p>
          <text:p text:style-name="P3"><text:span text:style-name="T8">在系统提示符号输入</text:span><text:span text:style-name="T7">vi</text:span><text:span text:style-name="T8">及文件名称后，就进入</text:span><text:span text:style-name="T7">vi</text:span><text:span text:style-name="T8">全屏幕编辑画面：</text:span></text:p>
          <text:p text:style-name="P7">$ vi myfile</text:p>
          <text:p text:style-name="P3"><text:span text:style-name="T8">不过有一点要特别注意，就是您进入</text:span><text:span text:style-name="T7">vi</text:span><text:span text:style-name="T8">之后，是处于「命令行模式（</text:span><text:span text:style-name="T7">command mode</text:span><text:span text:style-name="T8">）」，您要切换到「插入模式（</text:span><text:span text:style-name="T7">Insert mode</text:span><text:span text:style-name="T8">）」才能够输入文字。初次使用</text:span><text:span text:style-name="T7">vi</text:span><text:span text:style-name="T8">的人都会想先用上下左右键移动光标，结果电脑一直哔哔叫，把自己气个半死，所以进入</text:span><text:span text:style-name="T7">vi</text:span><text:span text:style-name="T8">后，先不要乱动，转换到「插入模式（</text:span><text:span text:style-name="T7">Insert mode</text:span><text:span text:style-name="T8">）」再说吧！</text:span></text:p>
          <text:p text:style-name="P3"><text:span text:style-name="T7">b) </text:span><text:span text:style-name="T8">切换至插入模式（</text:span><text:span text:style-name="T7">Insert mode</text:span><text:span text:style-name="T8">）编辑文件</text:span></text:p>
          <text:p text:style-name="P6"><text:span text:style-name="T8">在「命令行模式（</text:span><text:span text:style-name="T7">command mode</text:span><text:span text:style-name="T8">）」下按一下字母「</text:span><text:span text:style-name="T7">i</text:span><text:span text:style-name="T8">」就可以进入「插入模式（</text:span><text:span text:style-name="T7">Insert mode</text:span><text:span text:style-name="T8">）」，这时候你就可以开始输入文字了。</text:span></text:p>
          <text:p text:style-name="P3"><text:span text:style-name="T7">c) Insert </text:span><text:span text:style-name="T8">的切换</text:span></text:p>
          <text:p text:style-name="P6"><text:span text:style-name="T8">您目前处于「插入模式（</text:span><text:span text:style-name="T7">Insert mode</text:span><text:span text:style-name="T8">）」，您就只能一直输入文字，如果您发现输错了字！想用光标键往回移动，将该字删除，就要先按一下「</text:span><text:span text:style-name="T7">ESC</text:span><text:span text:style-name="T8">」键转到「命令行模式（</text:span><text:span text:style-name="T7">command mode</text:span><text:span text:style-name="T8">）」再删除文字。</text:span></text:p>
          <text:p text:style-name="P3"><text:span text:style-name="T7">d) </text:span><text:span text:style-name="T8">退出</text:span><text:span text:style-name="T7">vi</text:span><text:span text:style-name="T8">及保存文件</text:span></text:p>
          <text:p text:style-name="P6"><text:soft-page-break/><text:span text:style-name="T8">在「命令行模式（</text:span><text:span text:style-name="T7">command mode</text:span><text:span text:style-name="T8">）」下，按一下「：」冒号键进入「</text:span><text:span text:style-name="T7">Last line mode</text:span><text:span text:style-name="T8">」，例如：</text:span></text:p>
          <text:p text:style-name="P6"><text:span text:style-name="T7">: w filename </text:span><text:span text:style-name="T8">（输入 「</text:span><text:span text:style-name="T7">w filename</text:span><text:span text:style-name="T8">」将文章以指定的文件名</text:span><text:span text:style-name="T7">filename</text:span><text:span text:style-name="T8">保存）</text:span></text:p>
          <text:p text:style-name="P6"><text:span text:style-name="T7">: wq (</text:span><text:span text:style-name="T8">输入「</text:span><text:span text:style-name="T7">wq</text:span><text:span text:style-name="T8">」，存盘并退出</text:span><text:span text:style-name="T7">vi)</text:span></text:p>
          <text:p text:style-name="P6"><text:span text:style-name="T7">: q! (</text:span><text:span text:style-name="T8">输入</text:span><text:span text:style-name="T7">q!</text:span><text:span text:style-name="T8">， 不存盘强制退出</text:span><text:span text:style-name="T7">vi)</text:span></text:p>
          <text:p text:style-name="P3"><text:span text:style-name="T7">3</text:span><text:span text:style-name="T8">、命令行模式（</text:span><text:span text:style-name="T7">command mode</text:span><text:span text:style-name="T8">）功能键 </text:span><text:span text:style-name="T7"><text:line-break/>1</text:span><text:span text:style-name="T8">）</text:span><text:span text:style-name="T7">. </text:span><text:span text:style-name="T8">插入模式</text:span></text:p>
          <text:p text:style-name="P3"><text:span text:style-name="T8">按「</text:span><text:span text:style-name="T7">i</text:span><text:span text:style-name="T8">」切换进入插入模式「</text:span><text:span text:style-name="T7">insert mode</text:span><text:span text:style-name="T8">」，按“</text:span><text:span text:style-name="T7">i”</text:span><text:span text:style-name="T8">进入插入模式后是从光标当前位置开始输入文件；</text:span></text:p>
          <text:p text:style-name="P3"><text:span text:style-name="T8">按「</text:span><text:span text:style-name="T7">a</text:span><text:span text:style-name="T8">」进入插入模式后，是从目前光标所在位置的下一个位置开始输入文字；</text:span></text:p>
          <text:p text:style-name="P3"><text:span text:style-name="T8">按「</text:span><text:span text:style-name="T7">o</text:span><text:span text:style-name="T8">」进入插入模式后，是插入新的一行，从行首开始输入文字。</text:span></text:p>
          <text:p text:style-name="P3"><text:span text:style-name="T7">2</text:span><text:span text:style-name="T8">）</text:span><text:span text:style-name="T7">. </text:span><text:span text:style-name="T8">从插入模式切换为命令行模式</text:span></text:p>
          <text:p text:style-name="P3"><text:span text:style-name="T8">按「</text:span><text:span text:style-name="T7">ESC</text:span><text:span text:style-name="T8">」键。</text:span></text:p>
          <text:p text:style-name="P3"><text:span text:style-name="T7">3</text:span><text:span text:style-name="T8">）</text:span><text:span text:style-name="T7">. </text:span><text:span text:style-name="T8">移动光标</text:span></text:p>
          <text:p text:style-name="P3"><text:span text:style-name="T7">vi</text:span><text:span text:style-name="T8">可以直接用键盘上的光标来上下左右移动，但正规的</text:span><text:span text:style-name="T7">vi</text:span><text:span text:style-name="T8">是用小写英文字母「</text:span><text:span text:style-name="T7">h</text:span><text:span text:style-name="T8">」、「</text:span><text:span text:style-name="T7">j</text:span><text:span text:style-name="T8">」、「</text:span><text:span text:style-name="T7">k</text:span><text:span text:style-name="T8">」、「</text:span><text:span text:style-name="T7">l</text:span><text:span text:style-name="T8">」，分别控制光标左、下、上、右移一格。</text:span></text:p>
          <text:p text:style-name="P3"><text:span text:style-name="T8">按「</text:span><text:span text:style-name="T7">ctrl</text:span><text:span text:style-name="T8">」</text:span><text:span text:style-name="T7">+</text:span><text:span text:style-name="T8">「</text:span><text:span text:style-name="T7">b</text:span><text:span text:style-name="T8">」：屏幕往“后”移动一页。</text:span></text:p>
          <text:p text:style-name="P3"><text:span text:style-name="T8">按「</text:span><text:span text:style-name="T7">ctrl</text:span><text:span text:style-name="T8">」</text:span><text:span text:style-name="T7">+</text:span><text:span text:style-name="T8">「</text:span><text:span text:style-name="T7">f</text:span><text:span text:style-name="T8">」：屏幕往“前”移动一页。</text:span></text:p>
          <text:p text:style-name="P3"><text:span text:style-name="T8">按「</text:span><text:span text:style-name="T7">ctrl</text:span><text:span text:style-name="T8">」</text:span><text:span text:style-name="T7">+</text:span><text:span text:style-name="T8">「</text:span><text:span text:style-name="T7">u</text:span><text:span text:style-name="T8">」：屏幕往“后”移动半页。</text:span></text:p>
          <text:p text:style-name="P3"><text:span text:style-name="T8">按「</text:span><text:span text:style-name="T7">ctrl</text:span><text:span text:style-name="T8">」</text:span><text:span text:style-name="T7">+</text:span><text:span text:style-name="T8">「</text:span><text:span text:style-name="T7">d</text:span><text:span text:style-name="T8">」：屏幕往“前”移动半页。</text:span></text:p>
          <text:p text:style-name="P3"><text:span text:style-name="T8">按数字「</text:span><text:span text:style-name="T7">0</text:span><text:span text:style-name="T8">」：移到文章的开头。</text:span></text:p>
          <text:p text:style-name="P3"><text:span text:style-name="T8">按「</text:span><text:span text:style-name="T7">G</text:span><text:span text:style-name="T8">」：移动到文章的最后。</text:span></text:p>
          <text:p text:style-name="P3"><text:soft-page-break/><text:span text:style-name="T8">按「</text:span><text:span text:style-name="T7">$</text:span><text:span text:style-name="T8">」：移动到光标所在行的“行尾”。</text:span></text:p>
          <text:p text:style-name="P3"><text:span text:style-name="T8">按「</text:span><text:span text:style-name="T7">^</text:span><text:span text:style-name="T8">」：移动到光标所在行的“行首”</text:span></text:p>
          <text:p text:style-name="P3"><text:span text:style-name="T8">按「</text:span><text:span text:style-name="T7">w</text:span><text:span text:style-name="T8">」：光标跳到下个字的开头</text:span></text:p>
          <text:p text:style-name="P3"><text:span text:style-name="T8">按「</text:span><text:span text:style-name="T7">e</text:span><text:span text:style-name="T8">」：光标跳到下个字的字尾</text:span></text:p>
          <text:p text:style-name="P3"><text:span text:style-name="T8">按「</text:span><text:span text:style-name="T7">b</text:span><text:span text:style-name="T8">」：光标回到上个字的开头</text:span></text:p>
          <text:p text:style-name="P3"><text:span text:style-name="T8">按「</text:span><text:span text:style-name="T7">#l</text:span><text:span text:style-name="T8">」：光标移到该行的第</text:span><text:span text:style-name="T7">#</text:span><text:span text:style-name="T8">个位置，如：</text:span><text:span text:style-name="T7">5l,56l</text:span><text:span text:style-name="T8">。</text:span></text:p>
          <text:p text:style-name="P3"><text:span text:style-name="T7">4</text:span><text:span text:style-name="T8">）</text:span><text:span text:style-name="T7">. </text:span><text:span text:style-name="T8">删除文字</text:span></text:p>
          <text:p text:style-name="P3"><text:span text:style-name="T8">「</text:span><text:span text:style-name="T7">x</text:span><text:span text:style-name="T8">」：每按一次，删除光标所在位置的“后面”一个字符。</text:span></text:p>
          <text:p text:style-name="P3"><text:span text:style-name="T8">「</text:span><text:span text:style-name="T7">#x</text:span><text:span text:style-name="T8">」：例如，「</text:span><text:span text:style-name="T7">6x</text:span><text:span text:style-name="T8">」表示删除光标所在位置的“后面”</text:span><text:span text:style-name="T7">6</text:span><text:span text:style-name="T8">个字符。</text:span></text:p>
          <text:p text:style-name="P3"><text:span text:style-name="T8">「</text:span><text:span text:style-name="T7">X</text:span><text:span text:style-name="T8">」：大写的</text:span><text:span text:style-name="T7">X</text:span><text:span text:style-name="T8">，每按一次，删除光标所在位置的“前面”一个字符。</text:span></text:p>
          <text:p text:style-name="P3"><text:span text:style-name="T8">「</text:span><text:span text:style-name="T7">#X</text:span><text:span text:style-name="T8">」：例如，「</text:span><text:span text:style-name="T7">20X</text:span><text:span text:style-name="T8">」表示删除光标所在位置的“前面”</text:span><text:span text:style-name="T7">20</text:span><text:span text:style-name="T8">个字符。</text:span></text:p>
          <text:p text:style-name="P3"><text:span text:style-name="T8">「</text:span><text:span text:style-name="T7">dd</text:span><text:span text:style-name="T8">」：删除光标所在行。</text:span></text:p>
          <text:p text:style-name="P3"><text:span text:style-name="T8">「</text:span><text:span text:style-name="T7">#dd</text:span><text:span text:style-name="T8">」：从光标所在行开始删除</text:span><text:span text:style-name="T7">#</text:span><text:span text:style-name="T8">行</text:span></text:p>
          <text:p text:style-name="P3"><text:span text:style-name="T7">5</text:span><text:span text:style-name="T8">）</text:span><text:span text:style-name="T7">. </text:span><text:span text:style-name="T8">复制</text:span></text:p>
          <text:p text:style-name="P3"><text:span text:style-name="T8">「</text:span><text:span text:style-name="T7">yw</text:span><text:span text:style-name="T8">」：将光标所在之处到字尾的字符复制到缓冲区中。</text:span></text:p>
          <text:p text:style-name="P3"><text:span text:style-name="T8">「</text:span><text:span text:style-name="T7">#yw</text:span><text:span text:style-name="T8">」：复制</text:span><text:span text:style-name="T7">#</text:span><text:span text:style-name="T8">个字到缓冲区</text:span></text:p>
          <text:p text:style-name="P3"><text:span text:style-name="T8">「</text:span><text:span text:style-name="T7">yy</text:span><text:span text:style-name="T8">」：复制光标所在行到缓冲区。</text:span></text:p>
          <text:p text:style-name="P3"><text:span text:style-name="T8">「</text:span><text:span text:style-name="T7">#yy</text:span><text:span text:style-name="T8">」：例如，「</text:span><text:span text:style-name="T7">6yy</text:span><text:span text:style-name="T8">」表示拷贝从光标所在的该行“往下数”</text:span><text:span text:style-name="T7">6</text:span><text:span text:style-name="T8">行文字。</text:span></text:p>
          <text:p text:style-name="P3"><text:soft-page-break/><text:span text:style-name="T8">「</text:span><text:span text:style-name="T7">p</text:span><text:span text:style-name="T8">」：将缓冲区内的字符贴到光标所在位置。注意：所有与“</text:span><text:span text:style-name="T7">y”</text:span><text:span text:style-name="T8">有关的复制命令都必须与“</text:span><text:span text:style-name="T7">p”</text:span><text:span text:style-name="T8">配合才能完成复制与粘贴功能。</text:span></text:p>
          <text:p text:style-name="P3"><text:span text:style-name="T7">6</text:span><text:span text:style-name="T8">）</text:span><text:span text:style-name="T7">. </text:span><text:span text:style-name="T8">替换</text:span></text:p>
          <text:p text:style-name="P3"><text:span text:style-name="T8">「</text:span><text:span text:style-name="T7">r</text:span><text:span text:style-name="T8">」：替换光标所在处的字符。</text:span></text:p>
          <text:p text:style-name="P3"><text:span text:style-name="T8">「</text:span><text:span text:style-name="T7">R</text:span><text:span text:style-name="T8">」：替换光标所到之处的字符，直到按下「</text:span><text:span text:style-name="T7">ESC</text:span><text:span text:style-name="T8">」键为止。</text:span></text:p>
          <text:p text:style-name="P3"><text:span text:style-name="T7">7</text:span><text:span text:style-name="T8">）</text:span><text:span text:style-name="T7">. </text:span><text:span text:style-name="T8">恢复</text:span><text:span text:style-name="T7">/</text:span><text:span text:style-name="T8">撤消</text:span><text:span text:style-name="T7">/</text:span><text:span text:style-name="T8">还原上一次操作</text:span></text:p>
          <text:p text:style-name="P3"><text:span text:style-name="T8">「</text:span><text:span text:style-name="T7">u</text:span><text:span text:style-name="T8">」：如果误执行一个命令，可以马上按下「</text:span><text:span text:style-name="T7">u</text:span><text:span text:style-name="T8">」，撤消上一个操作。按多次“</text:span><text:span text:style-name="T7">u”</text:span><text:span text:style-name="T8">可以执行多次撤消。</text:span></text:p>
          <text:p text:style-name="P3"><text:span text:style-name="T7">8</text:span><text:span text:style-name="T8">）</text:span><text:span text:style-name="T7">. </text:span><text:span text:style-name="T8">更改</text:span></text:p>
          <text:p text:style-name="P3"><text:span text:style-name="T8">「</text:span><text:span text:style-name="T7">cw</text:span><text:span text:style-name="T8">」：更改光标所在处的字到字尾处</text:span></text:p>
          <text:p text:style-name="P3"><text:span text:style-name="T8">「</text:span><text:span text:style-name="T7">c#w</text:span><text:span text:style-name="T8">」：例如，「</text:span><text:span text:style-name="T7">c3w</text:span><text:span text:style-name="T8">」表示更改</text:span><text:span text:style-name="T7">3</text:span><text:span text:style-name="T8">个字</text:span></text:p>
          <text:p text:style-name="P3"><text:span text:style-name="T7">9</text:span><text:span text:style-name="T8">）</text:span><text:span text:style-name="T7">. </text:span><text:span text:style-name="T8">跳至指定的行</text:span></text:p>
          <text:p text:style-name="P3"><text:span text:style-name="T8">「</text:span><text:span text:style-name="T7">ctrl</text:span><text:span text:style-name="T8">」</text:span><text:span text:style-name="T7">+</text:span><text:span text:style-name="T8">「</text:span><text:span text:style-name="T7">g</text:span><text:span text:style-name="T8">」列出光标所在行的行号。</text:span></text:p>
          <text:p text:style-name="P3"><text:span text:style-name="T8">「</text:span><text:span text:style-name="T7">#G</text:span><text:span text:style-name="T8">」：例如，「</text:span><text:span text:style-name="T7">15G</text:span><text:span text:style-name="T8">」，表示移动光标至文章的第</text:span><text:span text:style-name="T7">15</text:span><text:span text:style-name="T8">行行首。</text:span></text:p>
          <text:p text:style-name="P3"><text:span text:style-name="T7">4</text:span><text:span text:style-name="T8">、</text:span><text:span text:style-name="T7">Last line mode</text:span><text:span text:style-name="T8">下命令简介 </text:span><text:span text:style-name="T7"><text:line-break/></text:span><text:span text:style-name="T8">在使用「</text:span><text:span text:style-name="T7">last line mode</text:span><text:span text:style-name="T8">」之前，请记住先按「</text:span><text:span text:style-name="T7">ESC</text:span><text:span text:style-name="T8">」键确定您已经处于「</text:span><text:span text:style-name="T7">command mode</text:span><text:span text:style-name="T8">」下后，再按「：」冒号即可进入「</text:span><text:span text:style-name="T7">last line mode</text:span><text:span text:style-name="T8">」。</text:span></text:p>
          <text:p text:style-name="P3"><text:span text:style-name="T7">A) </text:span><text:span text:style-name="T8">列出行号</text:span></text:p>
          <text:p text:style-name="P3"><text:span text:style-name="T8">「</text:span><text:span text:style-name="T7">set nu</text:span><text:span text:style-name="T8">」：输入「</text:span><text:span text:style-name="T7">set nu</text:span><text:span text:style-name="T8">」后，会在文件中的每一行前面列出行号。</text:span></text:p>
          <text:p text:style-name="P3"><text:span text:style-name="T7">B) </text:span><text:span text:style-name="T8">跳到文件中的某一行</text:span></text:p>
          <text:p text:style-name="P3"><text:soft-page-break/><text:span text:style-name="T8">「</text:span><text:span text:style-name="T7">#</text:span><text:span text:style-name="T8">」：「</text:span><text:span text:style-name="T7">#</text:span><text:span text:style-name="T8">」号表示一个数字，在冒号后输入一个数字，再按回车键就会跳到该行了，如输入数字</text:span><text:span text:style-name="T7">15</text:span><text:span text:style-name="T8">，再回车，就会跳到文章的第</text:span><text:span text:style-name="T7">15</text:span><text:span text:style-name="T8">行。</text:span></text:p>
          <text:p text:style-name="P3"><text:span text:style-name="T7">C) </text:span><text:span text:style-name="T8">查找字符</text:span></text:p>
          <text:p text:style-name="P3"><text:span text:style-name="T8">「</text:span><text:span text:style-name="T7">/</text:span><text:span text:style-name="T8">关键字」：先按「</text:span><text:span text:style-name="T7">/</text:span><text:span text:style-name="T8">」键，再输入您想寻找的字符，如果第一次找的关键字不是您想要的，可以一直按「</text:span><text:span text:style-name="T7">n</text:span><text:span text:style-name="T8">」会往后寻找到您要的关键字为止。</text:span></text:p>
          <text:p text:style-name="P3"><text:span text:style-name="T8">「</text:span><text:span text:style-name="T7">?</text:span><text:span text:style-name="T8">关键字」：先按「</text:span><text:span text:style-name="T7">?</text:span><text:span text:style-name="T8">」键，再输入您想寻找的字符，如果第一次找的关键字不是您想要的，可以一直按「</text:span><text:span text:style-name="T7">n</text:span><text:span text:style-name="T8">」会往前寻找到您要的关键字为止。</text:span></text:p>
          <text:p text:style-name="P3"><text:span text:style-name="T7">D) </text:span><text:span text:style-name="T8">保存文件</text:span></text:p>
          <text:p text:style-name="P3"><text:span text:style-name="T8">「</text:span><text:span text:style-name="T7">w</text:span><text:span text:style-name="T8">」：在冒号输入字母「</text:span><text:span text:style-name="T7">w</text:span><text:span text:style-name="T8">」就可以将文件保存起来。</text:span></text:p>
          <text:p text:style-name="P3"><text:span text:style-name="T7">E) </text:span><text:span text:style-name="T8">离开</text:span><text:span text:style-name="T7">vi</text:span></text:p>
          <text:p text:style-name="P3"><text:span text:style-name="T8">「</text:span><text:span text:style-name="T7">q</text:span><text:span text:style-name="T8">」：按「</text:span><text:span text:style-name="T7">q</text:span><text:span text:style-name="T8">」就是退出，如果无法离开</text:span><text:span text:style-name="T7">vi</text:span><text:span text:style-name="T8">，可以在「</text:span><text:span text:style-name="T7">q</text:span><text:span text:style-name="T8">」后跟一个「</text:span><text:span text:style-name="T7">!</text:span><text:span text:style-name="T8">」强制离开</text:span><text:span text:style-name="T7">vi</text:span><text:span text:style-name="T8">。</text:span></text:p>
          <text:p text:style-name="P3"><text:span text:style-name="T8">「</text:span><text:span text:style-name="T7">qw</text:span><text:span text:style-name="T8">」：一般建议离开时，搭配「</text:span><text:span text:style-name="T7">w</text:span><text:span text:style-name="T8">」一起使用，这样在退出的时候还可以保存文件。</text:span></text:p>
          <text:p text:style-name="P3"><text:span text:style-name="T7">5</text:span><text:span text:style-name="T8">、</text:span><text:span text:style-name="T7">vi</text:span><text:span text:style-name="T8">命令列表 </text:span><text:span text:style-name="T7"><text:line-break/>1</text:span><text:span text:style-name="T8">、下表列出命令模式下的一些键的功能：</text:span></text:p>
          <text:p text:style-name="P3"><text:span text:style-name="T7">h <text:line-break/></text:span><text:span text:style-name="T8">左移光标一个字符</text:span></text:p>
          <text:p text:style-name="P3"><text:span text:style-name="T7">l <text:line-break/></text:span><text:span text:style-name="T8">右移光标一个字符</text:span></text:p>
          <text:p text:style-name="P3"><text:span text:style-name="T7">k <text:line-break/></text:span><text:span text:style-name="T8">光标上移一行</text:span></text:p>
          <text:p text:style-name="P3"><text:span text:style-name="T7">j <text:line-break/></text:span><text:span text:style-name="T8">光标下移一行</text:span></text:p>
          <text:p text:style-name="P3"><text:soft-page-break/><text:span text:style-name="T7">^ <text:line-break/></text:span><text:span text:style-name="T8">光标移动至行首</text:span></text:p>
          <text:p text:style-name="P3"><text:span text:style-name="T7">0 <text:line-break/></text:span><text:span text:style-name="T8">数字“</text:span><text:span text:style-name="T7">0”</text:span><text:span text:style-name="T8">，光标移至文章的开头</text:span></text:p>
          <text:p text:style-name="P3"><text:span text:style-name="T7">G <text:line-break/></text:span><text:span text:style-name="T8">光标移至文章的最后</text:span></text:p>
          <text:p text:style-name="P3"><text:span text:style-name="T7">$ <text:line-break/></text:span><text:span text:style-name="T8">光标移动至行尾</text:span></text:p>
          <text:p text:style-name="P3"><text:span text:style-name="T7">Ctrl+f <text:line-break/></text:span><text:span text:style-name="T8">向前翻屏</text:span></text:p>
          <text:p text:style-name="P3"><text:span text:style-name="T7">Ctrl+b <text:line-break/></text:span><text:span text:style-name="T8">向后翻屏</text:span></text:p>
          <text:p text:style-name="P3"><text:span text:style-name="T7">Ctrl+d <text:line-break/></text:span><text:span text:style-name="T8">向前翻半屏</text:span></text:p>
          <text:p text:style-name="P3"><text:span text:style-name="T7">Ctrl+u <text:line-break/></text:span><text:span text:style-name="T8">向后翻半屏</text:span></text:p>
          <text:p text:style-name="P3"><text:span text:style-name="T7">i <text:line-break/></text:span><text:span text:style-name="T8">在光标位置前插入字符</text:span></text:p>
          <text:p text:style-name="P3"><text:span text:style-name="T7">a <text:line-break/></text:span><text:span text:style-name="T8">在光标所在位置的后一个字符开始增加</text:span></text:p>
          <text:p text:style-name="P3"><text:span text:style-name="T7">o <text:line-break/></text:span><text:span text:style-name="T8">插入新的一行，从行首开始输入</text:span></text:p>
          <text:p text:style-name="P3"><text:span text:style-name="T7">ESC <text:line-break/></text:span><text:span text:style-name="T8">从输入状态退至命令状态</text:span></text:p>
          <text:p text:style-name="P3"><text:soft-page-break/><text:span text:style-name="T7">x <text:line-break/></text:span><text:span text:style-name="T8">删除光标后面的字符</text:span></text:p>
          <text:p text:style-name="P3"><text:span text:style-name="T7">#x <text:line-break/></text:span><text:span text:style-name="T8">删除光标后的＃个字符</text:span></text:p>
          <text:p text:style-name="P3"><text:span text:style-name="T7">X <text:line-break/>(</text:span><text:span text:style-name="T8">大写</text:span><text:span text:style-name="T7">X)</text:span><text:span text:style-name="T8">，删除光标前面的字符</text:span></text:p>
          <text:p text:style-name="P3"><text:span text:style-name="T7">#X <text:line-break/></text:span><text:span text:style-name="T8">删除光标前面的</text:span><text:span text:style-name="T7">#</text:span><text:span text:style-name="T8">个字符</text:span></text:p>
          <text:p text:style-name="P3"><text:span text:style-name="T7">dd <text:line-break/></text:span><text:span text:style-name="T8">删除光标所在的行</text:span></text:p>
          <text:p text:style-name="P3"><text:span text:style-name="T7">#dd <text:line-break/></text:span><text:span text:style-name="T8">删除从光标所在行数的</text:span><text:span text:style-name="T7">#</text:span><text:span text:style-name="T8">行</text:span></text:p>
          <text:p text:style-name="P3"><text:span text:style-name="T7">yw <text:line-break/></text:span><text:span text:style-name="T8">复制光标所在位置的一个字</text:span></text:p>
          <text:p text:style-name="P3"><text:span text:style-name="T7">#yw <text:line-break/></text:span><text:span text:style-name="T8">复制光标所在位置的</text:span><text:span text:style-name="T7">#</text:span><text:span text:style-name="T8">个字</text:span></text:p>
          <text:p text:style-name="P3"><text:span text:style-name="T7">yy <text:line-break/></text:span><text:span text:style-name="T8">复制光标所在位置的一行</text:span></text:p>
          <text:p text:style-name="P3"><text:span text:style-name="T7">#yy <text:line-break/></text:span><text:span text:style-name="T8">复制从光标所在行数的</text:span><text:span text:style-name="T7">#</text:span><text:span text:style-name="T8">行</text:span></text:p>
          <text:p text:style-name="P3"><text:span text:style-name="T7">p <text:line-break/></text:span><text:span text:style-name="T8">粘贴</text:span></text:p>
          <text:p text:style-name="P3"><text:span text:style-name="T7">u <text:line-break/></text:span><text:span text:style-name="T8">取消操作</text:span></text:p>
          <text:p text:style-name="P3"><text:soft-page-break/><text:span text:style-name="T7">cw <text:line-break/></text:span><text:span text:style-name="T8">更改光标所在位置的一个字</text:span></text:p>
          <text:p text:style-name="P3"><text:span text:style-name="T7">#cw <text:line-break/></text:span><text:span text:style-name="T8">更改光标所在位置的</text:span><text:span text:style-name="T7">#</text:span><text:span text:style-name="T8">个字</text:span></text:p>
          <text:p text:style-name="P3"><text:span text:style-name="T8">下表列出行命令模式下的一些指令 </text:span><text:span text:style-name="T7"><text:line-break/>w filename <text:line-break/></text:span><text:span text:style-name="T8">储存正在编辑的文件为</text:span><text:span text:style-name="T7">filename</text:span></text:p>
          <text:p text:style-name="P3"><text:span text:style-name="T7">wq filename <text:line-break/></text:span><text:span text:style-name="T8">储存正在编辑的文件为</text:span><text:span text:style-name="T7">filename</text:span><text:span text:style-name="T8">，并退出</text:span><text:span text:style-name="T7">vi</text:span></text:p>
          <text:p text:style-name="P3"><text:span text:style-name="T7">q! <text:line-break/></text:span><text:span text:style-name="T8">放弃所有修改，退出</text:span><text:span text:style-name="T7">vi</text:span></text:p>
          <text:p text:style-name="P3"><text:span text:style-name="T7">set nu <text:line-break/></text:span><text:span text:style-name="T8">显示行号</text:span></text:p>
          <text:p text:style-name="P3"><text:span text:style-name="T7">/</text:span><text:span text:style-name="T8">或</text:span><text:span text:style-name="T7">? <text:line-break/></text:span><text:span text:style-name="T8">查找，在</text:span><text:span text:style-name="T7">/</text:span><text:span text:style-name="T8">后输入要查找的内容</text:span></text:p>
          <text:p text:style-name="P3"><text:span text:style-name="T7">n <text:line-break/></text:span><text:span text:style-name="T8">与</text:span><text:span text:style-name="T7">/</text:span><text:span text:style-name="T8">或</text:span><text:span text:style-name="T7">?</text:span><text:span text:style-name="T8">一起使用，如果查找的内容不是想要找的关键字，按</text:span><text:span text:style-name="T7">n</text:span><text:span text:style-name="T8">或向后（与</text:span><text:span text:style-name="T7">/</text:span><text:span text:style-name="T8">联用）或向前（与</text:span><text:span text:style-name="T7">?</text:span><text:span text:style-name="T8">联用）继续查找，直到找到为止。</text:span></text:p>
          <text:p text:style-name="P3"> 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微软雅黑" svg:font-family="微软雅黑"/>
    <style:font-face style:name="微软雅黑1" svg:font-family="微软雅黑, 华文细黑, 黑体, 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9:35:59.499043314</meta:creation-date>
    <dc:date>2018-05-29T19:58:52.856749164</dc:date>
    <meta:editing-duration>PT22M52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14" meta:paragraph-count="233" meta:word-count="4532" meta:character-count="6744" meta:non-whitespace-character-count="6202"/>
  </office:meta>
</office:document-meta>
</file>